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-color="#ffffff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fill="none" draw:fill-color="#ffffff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-color="#ffffff" draw:textarea-horizontal-align="justify" draw:textarea-vertical-align="top" draw:auto-grow-height="false" fo:min-height="8.729cm" fo:min-width="8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1.456cm" fo:min-width="6.806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3.622cm" fo:min-width="6.572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fill-color="#ffffff" draw:textarea-horizontal-align="justify" draw:textarea-vertical-align="middle" draw:auto-grow-height="false" fo:min-height="3.814cm" fo:min-width="6.764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0000" draw:marker-end="Arrow" draw:marker-end-width="0.5cm" draw:fill="none" draw:fill-color="#ffffff" draw:textarea-vertical-align="middle" fo:padding-top="0.175cm" fo:padding-bottom="0.175cm" fo:padding-left="0.3cm" fo:padding-right="0.3cm"/>
    </style:style>
    <style:style style:name="P1" style:family="paragraph">
      <loext:graphic-properties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2" style:family="paragraph">
      <loext:graphic-properties draw:fill="none" draw:fill-color="#ffffff"/>
      <style:paragraph-properties fo:text-align="center"/>
      <style:text-properties style:font-name="Comic Sans MS" fo:font-size="22pt" style:font-size-asian="22pt" style:font-size-complex="22pt"/>
    </style:style>
    <style:style style:name="P3" style:family="paragraph">
      <style:paragraph-properties fo:text-align="center"/>
      <style:text-properties style:font-name="Comic Sans MS" fo:font-size="22pt" style:font-size-asian="22pt" style:font-size-complex="22pt"/>
    </style:style>
    <style:style style:name="P4" style:family="paragraph">
      <style:text-properties style:font-name="Comic Sans MS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1cm" svg:height="1cm" svg:x="10.8cm" svg:y="5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cm" svg:height="1cm" svg:x="13.9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cm" svg:height="1cm" svg:x="11.3cm" svg:y="1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cm" svg:height="1cm" svg:x="14.7cm" svg:y="8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cm" svg:height="1cm" svg:x="13.5cm" svg:y="11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cm" svg:height="1cm" svg:x="10.2cm" svg:y="9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2cm" svg:y1="7.5cm" svg:x2="25.8cm" svg:y2="7.5cm">
          <text:p/>
        </draw:line>
        <draw:custom-shape draw:style-name="gr4" draw:text-style-name="P1" draw:layer="layout" svg:width="8.6cm" svg:height="9.079cm" svg:x="4cm" svg:y="3.621cm">
          <text:p text:style-name="P3">C/C++ langu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cm" svg:height="2cm" svg:x="4.5cm" svg:y="5.2cm">
          <text:p text:style-name="P3">Compile time err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7.6cm" svg:height="4.4cm" svg:x="4.5cm" svg:y="7.8cm">
          <text:p text:style-name="P3">Run time error</text:p>
          <draw:enhanced-geometry svg:viewBox="0 0 21600 21600" draw:path-stretchpoint-x="10800" draw:path-stretchpoint-y="10800" draw:text-areas="?f3 ?f4 ?f5 ?f6" draw:type="round-rectangle" draw:modifiers="1992.638036809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6cm" svg:height="9.079cm" svg:x="13.3cm" svg:y="1.2cm">
          <text:p text:style-name="P3">Better languag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6cm" svg:height="2cm" svg:x="13.8cm" svg:y="7.8cm">
          <text:p text:style-name="P3">Run time err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7.6cm" svg:height="4.4cm" svg:x="13.8cm" svg:y="2.8cm">
          <text:p text:style-name="P3">Compile time error</text:p>
          <draw:enhanced-geometry svg:viewBox="0 0 21600 21600" draw:path-stretchpoint-x="10800" draw:path-stretchpoint-y="10800" draw:text-areas="?f3 ?f4 ?f5 ?f6" draw:type="round-rectangle" draw:modifiers="1992.638036809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xml:id="id1" draw:id="id1" draw:layer="layout" svg:width="12.731cm" svg:height="1.431cm" svg:x="13.5cm" svg:y="11.2cm">
          <draw:text-box>
            <text:p text:style-name="P4">Some testing is needed to find it.</text:p>
          </draw:text-box>
        </draw:frame>
        <draw:connector draw:style-name="gr9" draw:text-style-name="P2" draw:layer="layout" draw:type="curve" svg:x1="13.5cm" svg:y1="11.915cm" svg:x2="10.7cm" svg:y2="10.5cm" draw:start-shape="id1" draw:start-glue-point="3" draw:end-shape="id2" draw:end-glue-point="2" svg:d="M13500 11915c-1867 0-2800-471-2800-1415" svg:viewBox="0 0 2801 1416">
          <text:p/>
        </draw:connector>
        <draw:connector draw:style-name="gr9" draw:text-style-name="P2" draw:layer="layout" draw:type="curve" svg:x1="13.5cm" svg:y1="11.6cm" svg:x2="14.7cm" svg:y2="8.9cm" draw:start-shape="id3" draw:start-glue-point="3" draw:end-shape="id4" draw:end-glue-point="3" svg:d="M13500 11600c-750 0-1350-2700 1200-2700" svg:viewBox="0 0 1849 2701">
          <text:p/>
        </draw:connector>
        <draw:frame draw:style-name="gr8" draw:text-style-name="P5" xml:id="id5" draw:id="id5" draw:layer="layout" svg:width="11.431cm" svg:height="1.431cm" svg:x="0.9cm" svg:y="1.169cm">
          <draw:text-box>
            <text:p text:style-name="P4">Compiler automatically find it.</text:p>
          </draw:text-box>
        </draw:frame>
        <draw:connector draw:style-name="gr9" draw:text-style-name="P2" draw:layer="layout" draw:type="curve" svg:x1="12.331cm" svg:y1="1.884cm" svg:x2="14.4cm" svg:y2="4.5cm" draw:start-shape="id5" draw:start-glue-point="1" draw:end-shape="id6" draw:end-glue-point="0" svg:d="M12331 1884c1380 0 2069 872 2069 2616" svg:viewBox="0 0 2070 2617">
          <text:p/>
        </draw:connector>
        <draw:connector draw:style-name="gr9" draw:text-style-name="P2" draw:layer="layout" draw:type="curve" svg:x1="12.3cm" svg:y1="2.2cm" svg:x2="11.8cm" svg:y2="6.1cm" draw:start-shape="id7" draw:start-glue-point="1" draw:end-shape="id8" draw:end-glue-point="1" svg:d="M12300 2200c750 0 1000 3900-500 3900" svg:viewBox="0 0 1097 39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ゴシック" svg:font-family="IPAゴシック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6T16:25:21.870225291</meta:creation-date>
    <dc:date>2016-01-16T16:37:33.076296628</dc:date>
    <meta:editing-duration>PT12M3S</meta:editing-duration>
    <meta:editing-cycles>23</meta:editing-cycles>
    <meta:generator>LibreOffice/5.0.4.2$Linux_X86_64 LibreOffice_project/00m0$Build-2</meta:generator>
    <meta:document-statistic meta:object-count="19"/>
  </office:meta>
</office:document-meta>
</file>